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LeBron James <text:s text:c="12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5542994808711" calcext:value-type="float">
            <text:p>1.5542994808711</text:p>
          </table:table-cell>
          <table:table-cell office:value-type="float" office:value="39.15" calcext:value-type="float">
            <text:p>39.15</text:p>
          </table:table-cell>
          <table:table-cell office:value-type="float" office:value="13000" calcext:value-type="float">
            <text:p>13000</text:p>
          </table:table-cell>
          <table:table-cell table:formula="of:=[.D2]*10000/[.F2]" office:value-type="float" office:value="1.19561498528546" calcext:value-type="float">
            <text:p>1.19561498528546</text:p>
          </table:table-cell>
          <table:table-cell table:formula="of:=[.D2]*[.E2]" office:value-type="float" office:value="60.8508246761036" calcext:value-type="float">
            <text:p>60.8508246761036</text:p>
          </table:table-cell>
          <table:table-cell table:formula="of:=[.H2]*1.5" office:value-type="float" office:value="91.2762370141554" calcext:value-type="float">
            <text:p>91.2762370141554</text:p>
          </table:table-cell>
          <table:table-cell table:formula="of:=1000*[.H2]/[.F2]" office:value-type="float" office:value="4.68083266739258" calcext:value-type="float">
            <text:p>4.68083266739258</text:p>
          </table:table-cell>
          <table:table-cell table:formula="of:=TRIM([.C2])" office:value-type="string" office:string-value="LAL" calcext:value-type="string">
            <text:p>LAL</text:p>
          </table:table-cell>
          <table:table-cell table:number-columns-repeated="3"/>
          <table:table-cell office:value-type="string" calcext:value-type="string">
            <text:p>DAL</text:p>
          </table:table-cell>
          <table:table-cell table:formula="of:=SUMIF([.C2:.C17];[.O2];[.E2:.E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Anthony Davis <text:s text:c="11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4354135114213" calcext:value-type="float">
            <text:p>1.4354135114213</text:p>
          </table:table-cell>
          <table:table-cell office:value-type="float" office:value="39.57" calcext:value-type="float">
            <text:p>39.57</text:p>
          </table:table-cell>
          <table:table-cell office:value-type="float" office:value="12200" calcext:value-type="float">
            <text:p>12200</text:p>
          </table:table-cell>
          <table:table-cell table:formula="of:=[.D3]*10000/[.F3]" office:value-type="float" office:value="1.17656845198467" calcext:value-type="float">
            <text:p>1.17656845198467</text:p>
          </table:table-cell>
          <table:table-cell table:formula="of:=[.D3]*[.E3]" office:value-type="float" office:value="56.7993126469408" calcext:value-type="float">
            <text:p>56.7993126469408</text:p>
          </table:table-cell>
          <table:table-cell table:formula="of:=[.H3]*1.5" office:value-type="float" office:value="85.1989689704113" calcext:value-type="float">
            <text:p>85.1989689704113</text:p>
          </table:table-cell>
          <table:table-cell table:formula="of:=1000*[.H3]/[.F3]" office:value-type="float" office:value="4.65568136450335" calcext:value-type="float">
            <text:p>4.65568136450335</text:p>
          </table:table-cell>
          <table:table-cell table:formula="of:=TRIM([.C3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Dwight Howard <text:s text:c="11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1.03595465529102" calcext:value-type="float">
            <text:p>1.03595465529102</text:p>
          </table:table-cell>
          <table:table-cell office:value-type="float" office:value="17.18" calcext:value-type="float">
            <text:p>17.18</text:p>
          </table:table-cell>
          <table:table-cell office:value-type="float" office:value="3600" calcext:value-type="float">
            <text:p>3600</text:p>
          </table:table-cell>
          <table:table-cell table:formula="of:=[.D4]*10000/[.F4]" office:value-type="float" office:value="2.87765182025282" calcext:value-type="float">
            <text:p>2.87765182025282</text:p>
          </table:table-cell>
          <table:table-cell table:style-name="ce2" table:formula="of:=[.D4]*[.E4]" office:value-type="float" office:value="17.7977009778997" calcext:value-type="float">
            <text:p>17.7977009778997</text:p>
          </table:table-cell>
          <table:table-cell table:formula="of:=[.H4]*1.5" office:value-type="float" office:value="26.6965514668495" calcext:value-type="float">
            <text:p>26.6965514668495</text:p>
          </table:table-cell>
          <table:table-cell table:formula="of:=1000*[.H4]/[.F4]" office:value-type="float" office:value="4.94380582719435" calcext:value-type="float">
            <text:p>4.94380582719435</text:p>
          </table:table-cell>
          <table:table-cell table:formula="of:=TRIM([.C4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Rajon Rondo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968887048711854" calcext:value-type="float">
            <text:p>0.968887048711854</text:p>
          </table:table-cell>
          <table:table-cell office:value-type="float" office:value="26.02" calcext:value-type="float">
            <text:p>26.02</text:p>
          </table:table-cell>
          <table:table-cell office:value-type="float" office:value="7000" calcext:value-type="float">
            <text:p>7000</text:p>
          </table:table-cell>
          <table:table-cell table:formula="of:=[.D5]*10000/[.F5]" office:value-type="float" office:value="1.38412435530265" calcext:value-type="float">
            <text:p>1.38412435530265</text:p>
          </table:table-cell>
          <table:table-cell table:formula="of:=[.D5]*[.E5]" office:value-type="float" office:value="25.2104410074824" calcext:value-type="float">
            <text:p>25.2104410074824</text:p>
          </table:table-cell>
          <table:table-cell table:formula="of:=[.H5]*1.5" office:value-type="float" office:value="37.8156615112236" calcext:value-type="float">
            <text:p>37.8156615112236</text:p>
          </table:table-cell>
          <table:table-cell table:formula="of:=1000*[.H5]/[.F5]" office:value-type="float" office:value="3.60149157249749" calcext:value-type="float">
            <text:p>3.60149157249749</text:p>
          </table:table-cell>
          <table:table-cell table:formula="of:=TRIM([.C5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Kyle Kuzma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840117181598871" calcext:value-type="float">
            <text:p>0.840117181598871</text:p>
          </table:table-cell>
          <table:table-cell office:value-type="float" office:value="21.67" calcext:value-type="float">
            <text:p>21.67</text:p>
          </table:table-cell>
          <table:table-cell office:value-type="float" office:value="4000" calcext:value-type="float">
            <text:p>4000</text:p>
          </table:table-cell>
          <table:table-cell table:formula="of:=[.D6]*10000/[.F6]" office:value-type="float" office:value="2.10029295399718" calcext:value-type="float">
            <text:p>2.10029295399718</text:p>
          </table:table-cell>
          <table:table-cell table:formula="of:=[.D6]*[.E6]" office:value-type="float" office:value="18.2053393252475" calcext:value-type="float">
            <text:p>18.2053393252475</text:p>
          </table:table-cell>
          <table:table-cell table:formula="of:=[.H6]*1.5" office:value-type="float" office:value="27.3080089878713" calcext:value-type="float">
            <text:p>27.3080089878713</text:p>
          </table:table-cell>
          <table:table-cell table:formula="of:=1000*[.H6]/[.F6]" office:value-type="float" office:value="4.55133483131189" calcext:value-type="float">
            <text:p>4.55133483131189</text:p>
          </table:table-cell>
          <table:table-cell table:formula="of:=TRIM([.C6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Markieff Morris <text:s text:c="9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25065716738586" calcext:value-type="float">
            <text:p>0.725065716738586</text:p>
          </table:table-cell>
          <table:table-cell office:value-type="float" office:value="15.9" calcext:value-type="float">
            <text:p>15.9</text:p>
          </table:table-cell>
          <table:table-cell office:value-type="float" office:value="2800" calcext:value-type="float">
            <text:p>2800</text:p>
          </table:table-cell>
          <table:table-cell table:formula="of:=[.D7]*10000/[.F7]" office:value-type="float" office:value="2.58952041692352" calcext:value-type="float">
            <text:p>2.58952041692352</text:p>
          </table:table-cell>
          <table:table-cell table:style-name="ce2" table:formula="of:=[.D7]*[.E7]" office:value-type="float" office:value="11.5285448961435" calcext:value-type="float">
            <text:p>11.5285448961435</text:p>
          </table:table-cell>
          <table:table-cell table:formula="of:=[.H7]*1.5" office:value-type="float" office:value="17.2928173442153" calcext:value-type="float">
            <text:p>17.2928173442153</text:p>
          </table:table-cell>
          <table:table-cell table:formula="of:=1000*[.H7]/[.F7]" office:value-type="float" office:value="4.1173374629084" calcext:value-type="float">
            <text:p>4.1173374629084</text:p>
          </table:table-cell>
          <table:table-cell table:formula="of:=TRIM([.C7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Alex Caruso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8672955678937" calcext:value-type="float">
            <text:p>0.718672955678937</text:p>
          </table:table-cell>
          <table:table-cell office:value-type="float" office:value="23.23" calcext:value-type="float">
            <text:p>23.23</text:p>
          </table:table-cell>
          <table:table-cell office:value-type="float" office:value="3400" calcext:value-type="float">
            <text:p>3400</text:p>
          </table:table-cell>
          <table:table-cell table:formula="of:=[.D8]*10000/[.F8]" office:value-type="float" office:value="2.11374398729099" calcext:value-type="float">
            <text:p>2.11374398729099</text:p>
          </table:table-cell>
          <table:table-cell table:formula="of:=[.D8]*[.E8]" office:value-type="float" office:value="16.6947727604217" calcext:value-type="float">
            <text:p>16.6947727604217</text:p>
          </table:table-cell>
          <table:table-cell table:formula="of:=[.H8]*1.5" office:value-type="float" office:value="25.0421591406326" calcext:value-type="float">
            <text:p>25.0421591406326</text:p>
          </table:table-cell>
          <table:table-cell table:formula="of:=1000*[.H8]/[.F8]" office:value-type="float" office:value="4.91022728247697" calcext:value-type="float">
            <text:p>4.91022728247697</text:p>
          </table:table-cell>
          <table:table-cell table:formula="of:=TRIM([.C8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Danny Green <text:s text:c="13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718017502782209" calcext:value-type="float">
            <text:p>0.718017502782209</text:p>
          </table:table-cell>
          <table:table-cell office:value-type="float" office:value="22.12" calcext:value-type="float">
            <text:p>22.12</text:p>
          </table:table-cell>
          <table:table-cell office:value-type="float" office:value="3800" calcext:value-type="float">
            <text:p>3800</text:p>
          </table:table-cell>
          <table:table-cell table:formula="of:=[.D9]*10000/[.F9]" office:value-type="float" office:value="1.88951974416371" calcext:value-type="float">
            <text:p>1.88951974416371</text:p>
          </table:table-cell>
          <table:table-cell table:formula="of:=[.D9]*[.E9]" office:value-type="float" office:value="15.8825471615425" calcext:value-type="float">
            <text:p>15.8825471615425</text:p>
          </table:table-cell>
          <table:table-cell table:formula="of:=[.H9]*1.5" office:value-type="float" office:value="23.8238207423137" calcext:value-type="float">
            <text:p>23.8238207423137</text:p>
          </table:table-cell>
          <table:table-cell table:formula="of:=1000*[.H9]/[.F9]" office:value-type="float" office:value="4.17961767409012" calcext:value-type="float">
            <text:p>4.17961767409012</text:p>
          </table:table-cell>
          <table:table-cell table:formula="of:=TRIM([.C9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Kentavious Caldwell-Pope 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640995850572418" calcext:value-type="float">
            <text:p>0.640995850572418</text:p>
          </table:table-cell>
          <table:table-cell office:value-type="float" office:value="31.85" calcext:value-type="float">
            <text:p>31.85</text:p>
          </table:table-cell>
          <table:table-cell office:value-type="float" office:value="4600" calcext:value-type="float">
            <text:p>4600</text:p>
          </table:table-cell>
          <table:table-cell table:formula="of:=[.D10]*10000/[.F10]" office:value-type="float" office:value="1.39346924037482" calcext:value-type="float">
            <text:p>1.39346924037482</text:p>
          </table:table-cell>
          <table:table-cell table:formula="of:=[.D10]*[.E10]" office:value-type="float" office:value="20.4157178407315" calcext:value-type="float">
            <text:p>20.4157178407315</text:p>
          </table:table-cell>
          <table:table-cell table:formula="of:=[.H10]*1.5" office:value-type="float" office:value="30.6235767610973" calcext:value-type="float">
            <text:p>30.6235767610973</text:p>
          </table:table-cell>
          <table:table-cell table:formula="of:=1000*[.H10]/[.F10]" office:value-type="float" office:value="4.43819953059381" calcext:value-type="float">
            <text:p>4.43819953059381</text:p>
          </table:table-cell>
          <table:table-cell table:formula="of:=TRIM([.C10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J.R. Smith <text:s text:c="14"/></text:p>
          </table:table-cell>
          <table:table-cell office:value-type="string" calcext:value-type="string">
            <text:p><text:s/>LAL <text:s text:c="7"/></text:p>
          </table:table-cell>
          <table:table-cell office:value-type="float" office:value="0.278612944576533" calcext:value-type="float">
            <text:p>0.278612944576533</text:p>
          </table:table-cell>
          <table:table-cell office:value-type="float" office:value="3.32" calcext:value-type="float">
            <text:p>3.32</text:p>
          </table:table-cell>
          <table:table-cell office:value-type="float" office:value="1400" calcext:value-type="float">
            <text:p>1400</text:p>
          </table:table-cell>
          <table:table-cell table:formula="of:=[.D11]*10000/[.F11]" office:value-type="float" office:value="1.99009246126095" calcext:value-type="float">
            <text:p>1.99009246126095</text:p>
          </table:table-cell>
          <table:table-cell table:formula="of:=[.D11]*[.E11]" office:value-type="float" office:value="0.924994975994088" calcext:value-type="float">
            <text:p>0.924994975994088</text:p>
          </table:table-cell>
          <table:table-cell table:formula="of:=[.H11]*1.5" office:value-type="float" office:value="1.38749246399113" calcext:value-type="float">
            <text:p>1.38749246399113</text:p>
          </table:table-cell>
          <table:table-cell table:formula="of:=1000*[.H11]/[.F11]" office:value-type="float" office:value="0.660710697138635" calcext:value-type="float">
            <text:p>0.660710697138635</text:p>
          </table:table-cell>
          <table:table-cell table:formula="of:=TRIM([.C11])" office:value-type="string" office:string-value="LAL" calcext:value-type="string">
            <text:p>LAL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Jimmy Butler <text:s text:c="12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1.18528075230522" calcext:value-type="float">
            <text:p>1.18528075230522</text:p>
          </table:table-cell>
          <table:table-cell office:value-type="float" office:value="44.75" calcext:value-type="float">
            <text:p>44.75</text:p>
          </table:table-cell>
          <table:table-cell office:value-type="float" office:value="9800" calcext:value-type="float">
            <text:p>9800</text:p>
          </table:table-cell>
          <table:table-cell table:formula="of:=[.D12]*10000/[.F12]" office:value-type="float" office:value="1.20947015541349" calcext:value-type="float">
            <text:p>1.20947015541349</text:p>
          </table:table-cell>
          <table:table-cell table:formula="of:=[.D12]*[.E12]" office:value-type="float" office:value="53.0413136656584" calcext:value-type="float">
            <text:p>53.0413136656584</text:p>
          </table:table-cell>
          <table:table-cell table:formula="of:=[.H12]*1.5" office:value-type="float" office:value="79.5619704984876" calcext:value-type="float">
            <text:p>79.5619704984876</text:p>
          </table:table-cell>
          <table:table-cell table:formula="of:=1000*[.H12]/[.F12]" office:value-type="float" office:value="5.41237894547535" calcext:value-type="float">
            <text:p>5.41237894547535</text:p>
          </table:table-cell>
          <table:table-cell table:formula="of:=TRIM([.C12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Kelly Olynyk <text:s text:c="12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961753079846196" calcext:value-type="float">
            <text:p>0.961753079846196</text:p>
          </table:table-cell>
          <table:table-cell office:value-type="float" office:value="37.02" calcext:value-type="float">
            <text:p>37.02</text:p>
          </table:table-cell>
          <table:table-cell office:value-type="float" office:value="3200" calcext:value-type="float">
            <text:p>3200</text:p>
          </table:table-cell>
          <table:table-cell table:formula="of:=[.D13]*10000/[.F13]" office:value-type="float" office:value="3.00547837451936" calcext:value-type="float">
            <text:p>3.00547837451936</text:p>
          </table:table-cell>
          <table:table-cell table:formula="of:=[.D13]*[.E13]" office:value-type="float" office:value="35.6040990159062" calcext:value-type="float">
            <text:p>35.6040990159062</text:p>
          </table:table-cell>
          <table:table-cell table:formula="of:=[.H13]*1.5" office:value-type="float" office:value="53.4061485238593" calcext:value-type="float">
            <text:p>53.4061485238593</text:p>
          </table:table-cell>
          <table:table-cell table:formula="of:=1000*[.H13]/[.F13]" office:value-type="float" office:value="11.1262809424707" calcext:value-type="float">
            <text:p>11.1262809424707</text:p>
          </table:table-cell>
          <table:table-cell table:formula="of:=TRIM([.C13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Jae Crowder <text:s text:c="13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83051926743953" calcext:value-type="float">
            <text:p>0.883051926743953</text:p>
          </table:table-cell>
          <table:table-cell office:value-type="float" office:value="28.45" calcext:value-type="float">
            <text:p>28.45</text:p>
          </table:table-cell>
          <table:table-cell office:value-type="float" office:value="6600" calcext:value-type="float">
            <text:p>6600</text:p>
          </table:table-cell>
          <table:table-cell table:formula="of:=[.D14]*10000/[.F14]" office:value-type="float" office:value="1.33795746476357" calcext:value-type="float">
            <text:p>1.33795746476357</text:p>
          </table:table-cell>
          <table:table-cell table:style-name="ce2" table:formula="of:=[.D14]*[.E14]" office:value-type="float" office:value="25.1228273158655" calcext:value-type="float">
            <text:p>25.1228273158655</text:p>
          </table:table-cell>
          <table:table-cell table:formula="of:=[.H14]*1.5" office:value-type="float" office:value="37.6842409737982" calcext:value-type="float">
            <text:p>37.6842409737982</text:p>
          </table:table-cell>
          <table:table-cell table:formula="of:=1000*[.H14]/[.F14]" office:value-type="float" office:value="3.80648898725234" calcext:value-type="float">
            <text:p>3.80648898725234</text:p>
          </table:table-cell>
          <table:table-cell table:formula="of:=TRIM([.C14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Tyler Herro <text:s text:c="13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48171330864858" calcext:value-type="float">
            <text:p>0.848171330864858</text:p>
          </table:table-cell>
          <table:table-cell office:value-type="float" office:value="42.85" calcext:value-type="float">
            <text:p>42.85</text:p>
          </table:table-cell>
          <table:table-cell office:value-type="float" office:value="8400" calcext:value-type="float">
            <text:p>8400</text:p>
          </table:table-cell>
          <table:table-cell table:formula="of:=[.D15]*10000/[.F15]" office:value-type="float" office:value="1.00972777483912" calcext:value-type="float">
            <text:p>1.00972777483912</text:p>
          </table:table-cell>
          <table:table-cell table:formula="of:=[.D15]*[.E15]" office:value-type="float" office:value="36.3441415275592" calcext:value-type="float">
            <text:p>36.3441415275592</text:p>
          </table:table-cell>
          <table:table-cell table:formula="of:=[.H15]*1.5" office:value-type="float" office:value="54.5162122913388" calcext:value-type="float">
            <text:p>54.5162122913388</text:p>
          </table:table-cell>
          <table:table-cell table:formula="of:=1000*[.H15]/[.F15]" office:value-type="float" office:value="4.32668351518562" calcext:value-type="float">
            <text:p>4.32668351518562</text:p>
          </table:table-cell>
          <table:table-cell table:formula="of:=TRIM([.C15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Kendrick Nunn <text:s text:c="11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4194764565715" calcext:value-type="float">
            <text:p>0.84194764565715</text:p>
          </table:table-cell>
          <table:table-cell office:value-type="float" office:value="29.22" calcext:value-type="float">
            <text:p>29.22</text:p>
          </table:table-cell>
          <table:table-cell office:value-type="float" office:value="4400" calcext:value-type="float">
            <text:p>4400</text:p>
          </table:table-cell>
          <table:table-cell table:formula="of:=[.D16]*10000/[.F16]" office:value-type="float" office:value="1.91351737649352" calcext:value-type="float">
            <text:p>1.91351737649352</text:p>
          </table:table-cell>
          <table:table-cell table:formula="of:=[.D16]*[.E16]" office:value-type="float" office:value="24.6017102061019" calcext:value-type="float">
            <text:p>24.6017102061019</text:p>
          </table:table-cell>
          <table:table-cell table:formula="of:=[.H16]*1.5" office:value-type="float" office:value="36.9025653091529" calcext:value-type="float">
            <text:p>36.9025653091529</text:p>
          </table:table-cell>
          <table:table-cell table:formula="of:=1000*[.H16]/[.F16]" office:value-type="float" office:value="5.59129777411407" calcext:value-type="float">
            <text:p>5.59129777411407</text:p>
          </table:table-cell>
          <table:table-cell table:formula="of:=TRIM([.C16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Derrick Jones <text:s text:c="11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810587037088077" calcext:value-type="float">
            <text:p>0.810587037088077</text:p>
          </table:table-cell>
          <table:table-cell office:value-type="float" office:value="0.23" calcext:value-type="float">
            <text:p>0.23</text:p>
          </table:table-cell>
          <table:table-cell office:value-type="float" office:value="1600" calcext:value-type="float">
            <text:p>1600</text:p>
          </table:table-cell>
          <table:table-cell table:formula="of:=[.D17]*10000/[.F17]" office:value-type="float" office:value="5.06616898180048" calcext:value-type="float">
            <text:p>5.06616898180048</text:p>
          </table:table-cell>
          <table:table-cell table:formula="of:=[.D17]*[.E17]" office:value-type="float" office:value="0.186435018530258" calcext:value-type="float">
            <text:p>0.186435018530258</text:p>
          </table:table-cell>
          <table:table-cell table:formula="of:=[.H17]*1.5" office:value-type="float" office:value="0.279652527795386" calcext:value-type="float">
            <text:p>0.279652527795386</text:p>
          </table:table-cell>
          <table:table-cell table:formula="of:=1000*[.H17]/[.F17]" office:value-type="float" office:value="0.116521886581411" calcext:value-type="float">
            <text:p>0.116521886581411</text:p>
          </table:table-cell>
          <table:table-cell table:formula="of:=TRIM([.C17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Duncan Robinson <text:s text:c="9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47359630511636" calcext:value-type="float">
            <text:p>0.747359630511636</text:p>
          </table:table-cell>
          <table:table-cell office:value-type="float" office:value="21.95" calcext:value-type="float">
            <text:p>21.95</text:p>
          </table:table-cell>
          <table:table-cell office:value-type="float" office:value="5200" calcext:value-type="float">
            <text:p>5200</text:p>
          </table:table-cell>
          <table:table-cell table:formula="of:=[.D18]*10000/[.F18]" office:value-type="float" office:value="1.43723005867622" calcext:value-type="float">
            <text:p>1.43723005867622</text:p>
          </table:table-cell>
          <table:table-cell table:style-name="ce2" table:formula="of:=[.D18]*[.E18]" office:value-type="float" office:value="16.4045438897304" calcext:value-type="float">
            <text:p>16.4045438897304</text:p>
          </table:table-cell>
          <table:table-cell table:formula="of:=[.H18]*1.5" office:value-type="float" office:value="24.6068158345956" calcext:value-type="float">
            <text:p>24.6068158345956</text:p>
          </table:table-cell>
          <table:table-cell table:formula="of:=1000*[.H18]/[.F18]" office:value-type="float" office:value="3.15471997879431" calcext:value-type="float">
            <text:p>3.15471997879431</text:p>
          </table:table-cell>
          <table:table-cell table:formula="of:=TRIM([.C18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Meyers Leonard <text:s text:c="10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31693380549324" calcext:value-type="float">
            <text:p>0.731693380549324</text:p>
          </table:table-cell>
          <table:table-cell office:value-type="float" office:value="9.18" calcext:value-type="float">
            <text:p>9.18</text:p>
          </table:table-cell>
          <table:table-cell office:value-type="float" office:value="2400" calcext:value-type="float">
            <text:p>2400</text:p>
          </table:table-cell>
          <table:table-cell table:formula="of:=[.D19]*10000/[.F19]" office:value-type="float" office:value="3.04872241895552" calcext:value-type="float">
            <text:p>3.04872241895552</text:p>
          </table:table-cell>
          <table:table-cell table:formula="of:=[.D19]*[.E19]" office:value-type="float" office:value="6.7169452334428" calcext:value-type="float">
            <text:p>6.7169452334428</text:p>
          </table:table-cell>
          <table:table-cell table:formula="of:=[.H19]*1.5" office:value-type="float" office:value="10.0754178501642" calcext:value-type="float">
            <text:p>10.0754178501642</text:p>
          </table:table-cell>
          <table:table-cell table:formula="of:=1000*[.H19]/[.F19]" office:value-type="float" office:value="2.79872718060116" calcext:value-type="float">
            <text:p>2.79872718060116</text:p>
          </table:table-cell>
          <table:table-cell table:formula="of:=TRIM([.C19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Andre Iguodala <text:s text:c="10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726171734714305" calcext:value-type="float">
            <text:p>0.726171734714305</text:p>
          </table:table-cell>
          <table:table-cell office:value-type="float" office:value="25.63" calcext:value-type="float">
            <text:p>25.63</text:p>
          </table:table-cell>
          <table:table-cell office:value-type="float" office:value="3000" calcext:value-type="float">
            <text:p>3000</text:p>
          </table:table-cell>
          <table:table-cell table:formula="of:=[.D20]*10000/[.F20]" office:value-type="float" office:value="2.42057244904768" calcext:value-type="float">
            <text:p>2.42057244904768</text:p>
          </table:table-cell>
          <table:table-cell table:formula="of:=[.D20]*[.E20]" office:value-type="float" office:value="18.6117815607276" calcext:value-type="float">
            <text:p>18.6117815607276</text:p>
          </table:table-cell>
          <table:table-cell table:formula="of:=[.H20]*1.5" office:value-type="float" office:value="27.9176723410915" calcext:value-type="float">
            <text:p>27.9176723410915</text:p>
          </table:table-cell>
          <table:table-cell table:formula="of:=1000*[.H20]/[.F20]" office:value-type="float" office:value="6.20392718690921" calcext:value-type="float">
            <text:p>6.20392718690921</text:p>
          </table:table-cell>
          <table:table-cell table:formula="of:=TRIM([.C20])" office:value-type="string" office:string-value="MIA" calcext:value-type="string">
            <text:p>MIA</text:p>
          </table:table-cell>
          <table:table-cell table:number-columns-repeated="5"/>
        </table:table-row>
        <table:table-row table:style-name="ro1">
          <table:table-cell office:value-type="float" office:value="20201002" calcext:value-type="float">
            <text:p>20201002</text:p>
          </table:table-cell>
          <table:table-cell office:value-type="string" calcext:value-type="string">
            <text:p><text:s/>Solomon Hill <text:s text:c="12"/></text:p>
          </table:table-cell>
          <table:table-cell office:value-type="string" calcext:value-type="string">
            <text:p><text:s/>MIA <text:s text:c="7"/></text:p>
          </table:table-cell>
          <table:table-cell office:value-type="float" office:value="0.449232746902544" calcext:value-type="float">
            <text:p>0.449232746902544</text:p>
          </table:table-cell>
          <table:table-cell office:value-type="float" office:value="0.72" calcext:value-type="float">
            <text:p>0.72</text:p>
          </table:table-cell>
          <table:table-cell office:value-type="float" office:value="1800" calcext:value-type="float">
            <text:p>1800</text:p>
          </table:table-cell>
          <table:table-cell table:formula="of:=[.D21]*10000/[.F21]" office:value-type="float" office:value="2.49573748279191" calcext:value-type="float">
            <text:p>2.49573748279191</text:p>
          </table:table-cell>
          <table:table-cell table:style-name="ce2" table:formula="of:=[.D21]*[.E21]" office:value-type="float" office:value="0.323447577769832" calcext:value-type="float">
            <text:p>0.323447577769832</text:p>
          </table:table-cell>
          <table:table-cell table:formula="of:=[.H21]*1.5" office:value-type="float" office:value="0.485171366654748" calcext:value-type="float">
            <text:p>0.485171366654748</text:p>
          </table:table-cell>
          <table:table-cell table:formula="of:=1000*[.H21]/[.F21]" office:value-type="float" office:value="0.179693098761018" calcext:value-type="float">
            <text:p>0.179693098761018</text:p>
          </table:table-cell>
          <table:table-cell table:formula="of:=TRIM([.C21])" office:value-type="string" office:string-value="MIA" calcext:value-type="string">
            <text:p>MIA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K21">
          <table:sort>
            <table:sort-by table:field-number="10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7:56:19.758893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10-04T18:01:08.914219640</dc:date>
    <meta:editing-duration>P1DT4H2M17S</meta:editing-duration>
    <meta:editing-cycles>22</meta:editing-cycles>
    <meta:generator>LibreOffice/6.3.5.2$Linux_X86_64 LibreOffice_project/30$Build-2</meta:generator>
    <meta:document-statistic meta:table-count="1" meta:cell-count="233" meta:object-count="0"/>
  </office:meta>
</office:document-meta>
</file>